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-Factor Authentication Requirements Specifications</text:p>
      <text:p text:style-name="P1"/>
      <text:p text:style-name="P2">SMS Verification:<text:span text:style-name="T1"> Users should be able to request a SMS message to a pre-set number as a way of verifying identity.</text:span></text:p>
      <text:p text:style-name="P2"><text:span text:style-name="T1"/></text:p>
      <text:p text:style-name="P2">Password Verification:<text:span text:style-name="T1"> Users should be able to enter a simple password as a way of verifying identity.</text:span></text:p>
      <text:p text:style-name="P2"><text:span text:style-name="T1"/></text:p>
      <text:p text:style-name="P2">Facial Verification: <text:span text:style-name="T1">The application should be able to utilize the phone's camera hardware to take a picture of the user's face. <text:s/>This image should then be sent to the server and used to verify the user's identity. <text:s/>There should be two separate algorithms for determining identity, to be chosen based on camera conditions.</text:span></text:p>
      <text:p text:style-name="P2"><text:span text:style-name="T1"/></text:p>
      <text:p text:style-name="P2">Voice Verification:<text:span text:style-name="T1"> The application should be able to use the phone's microphone to receive a sample of the user's voice, which should be sent to the server and used to verify the user's identity. <text:s/>There should be two separate algorithms, chosen based on background noise in the microphone.</text:span></text:p>
      <text:p text:style-name="P2"><text:span text:style-name="T1"/></text:p>
      <text:p text:style-name="P2">Remote Server: <text:s/><text:span text:style-name="T1">There should be a server set up to both store each user's data as well as recive information from the application and run verificatio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6T11:41:51.84</meta:creation-date>
    <meta:document-statistic meta:table-count="0" meta:image-count="0" meta:object-count="0" meta:page-count="1" meta:paragraph-count="6" meta:word-count="169" meta:character-count="1037"/>
    <dc:date>2016-02-06T14:01:42.94</dc:date>
    <meta:editing-duration>PT4M10S</meta:editing-duration>
    <meta:editing-cycles>1</meta:editing-cycles>
    <meta:generator>OpenOffice/4.1.1$Win32 OpenOffice.org_project/411m6$Build-9775</meta:generator>
  </office:meta>
</office:document-meta>
</file>